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style:font-weight-complex="bold"/>
    </style:style>
    <style:style style:name="T3" style:parent-style-name="DefaultParagraphFont" style:family="text">
      <style:text-properties style:font-weight-complex="bold"/>
    </style:style>
    <style:style style:name="T4" style:parent-style-name="IntenseReference" style:family="text">
      <style:text-properties fo:font-weight="bold" style:font-weight-asian="bold" style:font-weight-complex="normal" fo:font-variant="normal" fo:color="#2F5496" fo:letter-spacing="-0.0069in"/>
    </style:style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</office:automatic-styles>
  <office:body>
    <office:text text:use-soft-page-breaks="true">
      <text:h text:style-name="P1" text:outline-level="1"><text:span text:style-name="T2">Prescriber Details</text:span><text:span text:style-name="T3"><text:s/></text:span><text:span text:style-name="T4">Migration Changes</text:span></text:h>
      <text:h text:style-name="Heading2" text:outline-level="2">November 2023</text:h>
      <text:p text:style-name="Normal"/>
      <text:p text:style-name="Normal">The<text:s/>Prescriber Details<text:s/>data<text:s/>was previously published on the NHSBSA Information Services Portal. <text:s/>It has been migrated to the NHSBSA Open Data Portal<text:s/>on the new<text:s/><text:a xlink:href="https://opendata.nhsbsa.net/dataset/prescriber-details" office:target-frame-name="_top" xlink:show="replace"><text:span text:style-name="Hyperlink">Prescriber Details page</text:span></text:a>. <text:s/></text:p>
      <text:p text:style-name="Normal">The Prescriber Details dataset provides information on prescribers such as the prescriber code, prescriber name, prescriber type and details of the employing practices. This dataset is published each month.</text:p>
      <text:p text:style-name="Normal">The following changes have made to the dataset:</text:p>
      <text:list text:style-name="LFO2" text:continue-numbering="true">
        <text:list-item>
          <text:p text:style-name="P5">Removal of<text:s/>Phone column as phones numbers for prescribers are no longer published</text:p>
        </text:list-item>
        <text:list-item>
          <text:p text:style-name="P6">All column titles have been capitalised and spaces have been<text:s/>replaced with an<text:s/>underscore to meet open data standards.</text:p>
        </text:list-item>
        <text:list-item>
          <text:p text:style-name="P7">The name of the file when downloaded<text:s/>is<text:s/>prescriber_details_yyyymm e.g.<text:s/>prescriber_details_202308<text:s/>rather than<text:s/>Prescrib_Prescrib_mmmm e.g.<text:s/>Prescrib<text:s/>_<text:s/>Prescrib<text:s/>_August</text:p>
        </text:list-item>
        <text:list-item>
          <text:p text:style-name="P8">It is no longer possible to download this data in the .xlsx and .pdf formats. <text:s/>The format is now .csv only.</text:p>
        </text:list-item>
        <text:list-item>
          <text:p text:style-name="P9">The Open Data Portal does not require authorised or guest login – the data can be accessed directly<text:s/>at the<text:s/><text:a xlink:href="https://opendata.nhsbsa.net/dataset/prescriber-details" office:target-frame-name="_top" xlink:show="replace"><text:span text:style-name="Hyperlink">Prescriber Details page</text:span></text:a>.<text:s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-asian="Times New Roman" style:font-name-complex="Times New Roman" fo:font-weight="bold" style:font-weight-asian="bold" fo:color="#2F5496" fo:font-size="18pt" style:font-size-asian="18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-asian="Times New Roman" style:font-name-complex="Times New Roman" fo:font-weight="bold" style:font-weight-asian="bold" fo:color="#2F5496" fo:font-size="14pt" style:font-size-asian="14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-asian="Times New Roman" style:font-name-complex="Times New Roman" fo:font-weight="bold" style:font-weight-asian="bold" fo:color="#1F3763" style:font-size-complex="12pt" fo:hyphenate="false"/>
    </style:style>
    <style:style style:name="Normal" style:display-name="Normal" style:family="paragraph">
      <style:text-properties style:font-name="Arial" fo:font-size="12pt" style:font-size-asian="12pt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bottom="0in" fo:line-height="100%" fo:margin-left="0.5in">
        <style:tab-stops/>
      </style:paragraph-properties>
      <style:text-properties style:font-name-complex="Calibri" style:letter-kerning="false" fo:hyphenate="false"/>
    </style:style>
    <style:style style:name="Heading1Char" style:display-name="Heading 1 Char" style:family="text" style:parent-style-name="DefaultParagraphFont">
      <style:text-properties style:font-name="Arial" style:font-name-asian="Times New Roman" style:font-name-complex="Times New Roman" fo:font-weight="bold" style:font-weight-asian="bold" fo:color="#2F5496" fo:font-size="18pt" style:font-size-asian="18pt" style:font-size-complex="16pt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Times New Roman" fo:font-weight="bold" style:font-weight-asian="bold" fo:color="#2F5496" fo:font-size="14pt" style:font-size-asian="14pt" style:font-size-complex="13pt"/>
    </style:style>
    <style:style style:name="Heading3Char" style:display-name="Heading 3 Char" style:family="text" style:parent-style-name="DefaultParagraphFont">
      <style:text-properties style:font-name="Arial" style:font-name-asian="Times New Roman" style:font-name-complex="Times New Roman" fo:font-weight="bold" style:font-weight-asian="bold" fo:color="#1F3763" fo:font-size="12pt" style:font-size-asian="12pt" style:font-size-complex="12pt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-asian="Times New Roman" style:font-name-complex="Times New Roman" fo:font-weight="bold" style:font-weight-asian="bold" fo:color="#2F5496" fo:letter-spacing="-0.0069in" style:letter-kerning="true" fo:font-size="24pt" style:font-size-asian="24pt" style:font-size-complex="28pt" fo:hyphenate="false"/>
    </style:style>
    <style:style style:name="TitleChar" style:display-name="Title Char" style:family="text" style:parent-style-name="DefaultParagraphFont">
      <style:text-properties style:font-name="Arial" style:font-name-asian="Times New Roman" style:font-name-complex="Times New Roman" fo:font-weight="bold" style:font-weight-asian="bold" fo:color="#2F5496" fo:letter-spacing="-0.0069in" style:letter-kerning="true" fo:font-size="24pt" style:font-size-asian="24pt" style:font-size-complex="28pt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4472C4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Arial" fo:font-size="12pt" style:font-size-asian="12pt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Arial" fo:font-size="12pt" style:font-size-asian="12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Header"><draw:frame draw:z-index="251658240" draw:style-name="a0" draw:name="Picture 3" text:anchor-type="paragraph" svg:x="-0.98958in" svg:y="-0.4875in" svg:width="8.26487in" svg:height="1.86614in" style:rel-width="scale" style:rel-height="scale"><draw:image xlink:href="media/image1.jpeg" xlink:type="simple" xlink:show="embed" xlink:actuate="onLoad"/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ul Westrip</meta:initial-creator>
    <dc:creator>Paul Westrip</dc:creator>
    <meta:creation-date>2023-11-23T14:30:00Z</meta:creation-date>
    <dc:date>2023-11-23T14:35:00Z</dc:date>
    <meta:template xlink:href="Normal.dotm" xlink:type="simple"/>
    <meta:editing-cycles>3</meta:editing-cycles>
    <meta:editing-duration>PT360S</meta:editing-duration>
    <meta:document-statistic meta:page-count="1" meta:paragraph-count="2" meta:word-count="185" meta:character-count="1238" meta:row-count="8" meta:non-whitespace-character-count="1055"/>
  </office:meta>
</office:document-meta>
</file>